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imes New Roman" svg:font-family="'Times New Roman', Time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style:style>
    <style:style style:name="P2" style:family="paragraph" style:parent-style-name="Standard">
      <style:paragraph-properties fo:line-height="200%" fo:text-align="center" style:justify-single-word="false"/>
      <style:text-properties style:font-name="Times" style:text-underline-style="solid" style:text-underline-width="auto" style:text-underline-color="font-color"/>
    </style:style>
    <style:style style:name="P3" style:family="paragraph" style:parent-style-name="Standard">
      <style:paragraph-properties fo:line-height="200%" fo:text-align="center" style:justify-single-word="false"/>
      <style:text-properties style:font-name="Times" style:text-underline-style="none"/>
    </style:style>
    <style:style style:name="P4" style:family="paragraph" style:parent-style-name="Standard">
      <style:paragraph-properties fo:line-height="200%" fo:text-align="start" style:justify-single-word="false"/>
      <style:text-properties style:font-name="Times" style:text-underline-style="none"/>
    </style:style>
    <style:style style:name="P5" style:family="paragraph" style:parent-style-name="Standard">
      <style:paragraph-properties fo:line-height="200%"/>
      <style:text-properties style:font-name="Times"/>
    </style:style>
    <style:style style:name="P6" style:family="paragraph" style:parent-style-name="Standard">
      <style:paragraph-properties fo:line-height="200%" fo:text-align="start" style:justify-single-word="false"/>
      <style:text-properties style:font-name="Times"/>
    </style:style>
    <style:style style:name="P7" style:family="paragraph" style:parent-style-name="Standard">
      <style:text-properties fo:font-variant="normal" fo:text-transform="none" fo:color="#000000" style:font-name="Times" fo:font-size="12pt" fo:letter-spacing="normal" fo:font-style="normal" style:text-underline-style="none" fo:font-weight="normal" fo:background-color="transparent" style:font-size-asian="12pt" style:font-style-asian="normal" style:font-size-complex="12pt" style:font-style-complex="normal"/>
    </style:style>
    <style:style style:name="P8" style:family="paragraph" style:parent-style-name="Standard">
      <style:paragraph-properties fo:line-height="200%" fo:text-align="start" style:justify-single-word="false"/>
      <style:text-properties fo:font-variant="normal" fo:text-transform="none" fo:color="#000000" style:font-name="Times" fo:font-size="12pt" fo:letter-spacing="normal" fo:font-style="normal" style:text-underline-style="none" fo:font-weight="normal" fo:background-color="transparent" style:font-size-asian="12pt" style:font-style-asian="normal" style:font-size-complex="12pt" style:font-style-complex="normal"/>
    </style:style>
    <style:style style:name="P9" style:family="paragraph" style:parent-style-name="Standard">
      <style:paragraph-properties style:line-height-at-least="0.3335in"/>
      <style:text-properties fo:font-variant="normal" fo:text-transform="none" fo:color="#000000" style:font-name="Times New Roman" fo:font-size="12pt" fo:letter-spacing="normal" fo:font-style="normal" fo:font-weight="normal"/>
    </style:style>
    <style:style style:name="P10" style:family="paragraph" style:parent-style-name="Standard">
      <style:paragraph-properties fo:text-align="center" style:justify-single-word="false" fo:break-before="page"/>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tyle-asian="normal" style:font-size-complex="12pt" style:font-style-complex="normal"/>
    </style:style>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fo:color="#000000" style:font-name="Times" fo:font-size="12pt" fo:letter-spacing="normal" fo:font-weight="normal" fo:background-color="transparent" style:font-size-asian="12pt" style:font-size-complex="12pt"/>
    </style:style>
    <style:style style:name="T6" style:family="text">
      <style:text-properties fo:font-variant="normal" fo:text-transform="none" fo:color="#000000" style:font-name="Times" fo:font-size="12pt" fo:letter-spacing="normal" fo:font-style="normal" fo:font-weight="normal" fo:background-color="transparent" style:font-size-asian="12pt" style:font-style-asian="normal" style:font-size-complex="12pt" style:font-style-complex="normal"/>
    </style:style>
    <style:style style:name="T7" style:family="text">
      <style:text-properties fo:font-variant="normal" fo:text-transform="none" fo:color="#000000" style:font-name="Times" fo:font-size="12pt" fo:letter-spacing="normal" fo:font-style="normal" style:text-underline-style="none" fo:font-weight="normal" fo:background-color="transparent"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itwik Dutta</text:p>
      <text:p text:style-name="P5">Otayco 1<text:span text:style-name="T1">st</text:span> </text:p>
      <text:p text:style-name="P5">American Literature</text:p>
      <text:p text:style-name="P5">5 April 2014</text:p>
      <text:p text:style-name="P5"/>
      <text:p text:style-name="P2">Love and Lies – Fitzgerald's Sad Life</text:p>
      <text:p text:style-name="P3"/>
      <text:p text:style-name="P4"><text:tab/><text:span text:style-name="T3">The Great Gatsby </text:span><text:span text:style-name="T4"><text:s/>is a fictional novel written by F. Scott Fitzgerald and originally published in 1925. The book was heavily influenced by his personal life. Fitzgerald lived a life of hedonism, but ended it in a swamp of depression. </text:span><text:span text:style-name="T3">Gatsby</text:span><text:span text:style-name="T4"> portrays the young and rich crowds of America in the 1920s, especially focusing on the futility of love and marriage. <text:s/>The entire book is a thinly-veiled critique of the reckless lifestyle that so many people led during the “Roaring Twenties”. </text:span><text:span text:style-name="T6">In </text:span><text:span text:style-name="Emphasis"><text:span text:style-name="T5">The Great Gatsby</text:span></text:span><text:span text:style-name="T6">, Fitzgerald makes many thinly veiled comments about the ultimate futility of the American Dream; the once true, yet still oft held-high promise of America is the inviting hook out of the sea of the word into the eventual air of a destroyed life. </text:span></text:p>
      <text:p text:style-name="P4"><text:span text:style-name="T6"/></text:p>
      <text:p text:style-name="P6"><text:span text:style-name="T7"><text:tab/>The American Dream is the traditional motive used to parrot “the land of the free” to everyone everywhere, but it is rarely given a consistent definition. According to James Truslow Adams (the coiner of the term), it is defined as, “</text:span><text:span text:style-name="T6">that dream of a land in which life should be better and richer and fuller for every man, with opportunity for each according to his ability or achievement. It is a difficult dream for the European upper classes to interpret adequately, and too many of us ourselves have grown weary and mistrustful of it. It is not a dream of motor cats and high wages merely, but a dream of social </text:span><text:soft-page-break/><text:span text:style-name="T6">order in which each man and each woman shall be able to attain to the fullest stature of which they are innately capable, and be recognized by others for what they are, regardless of the fortuitous circumstances of birth or position.</text:span><text:span text:style-name="T7">” (Adams 214 – 215). </text:span></text:p>
      <text:p text:style-name="P10">Works Cited</text:p>
      <text:p text:style-name="P9">Ghasemi, Parvin, and Mitra Tiur. "The Promise and Failure of the American Dream in Scott Fitzgerald's Fiction." <text:span text:style-name="T2">K@ta</text:span> 11.2 (2009): 117-27. <text:span text:style-name="T2">ProQuest</text:span>. ProQuest, 3 Apr. 2013. Web. 14 Mar. 2014.</text:p>
      <text:p text:style-name="P9">Roberts, Marylin. "Scarface, The Great Gatsby, and the American Dream." <text:span text:style-name="T2">Salisbury Literature/Film Quarterly</text:span> 34.1 (2006): 71-78. <text:span text:style-name="T2">ProQuest</text:span>. ProQuest, 10 June 2006. Web. 14 Mar. 2014.</text:p>
      <text:p text:style-name="P9">Ruggieri, Colleen A. "The Great Gatsby and the Cacophony of the American Dream." <text:span text:style-name="T2">English Journal, High School Edition</text:span> 97.3 (2008): 109-11. <text:span text:style-name="T2">ProQuest</text:span>. ProQuest, 11 June 2010. Web. 14 Mar. 2014.</text:p>
      <text:p text:style-name="P9">Willet, Erika. "The Sensible Thing: Biographies - F. Scott Fitzgerald." <text:span text:style-name="T2">PBS</text:span>. PBS, n.d. Web. 17 Mar. 2014.</text:p>
      <text:p text:style-name="P9">Zeitz, Joshua. "F. Scott Fitzgerald and the Age of Excess." <text:span text:style-name="T2">The Gilder Lehrman Institute of American History</text:span>. The Gilder Lehrman Institute of American History, n.d. Web. 17 Mar. 2014.</text:p>
      <text:p text:style-name="P7"/>
      <text:p text:style-name="P8"><text:span text:style-name="T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Times New Roman" svg:font-family="'Times New Roman', Time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Times"/>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utta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wik Dutta</meta:initial-creator>
    <meta:creation-date>2014-04-05T11:27:30</meta:creation-date>
    <meta:generator>LibreOffice/3.5$Linux_X86_64 LibreOffice_project/350m1$Build-2</meta:generator>
    <dc:date>2014-04-05T11:42:50</dc:date>
    <dc:creator>Ritwik Dutta</dc:creator>
    <meta:editing-duration>PT13M56S</meta:editing-duration>
    <meta:editing-cycles>27</meta:editing-cycles>
    <meta:document-statistic meta:table-count="0" meta:image-count="0" meta:object-count="0" meta:page-count="3" meta:paragraph-count="14" meta:word-count="435" meta:character-count="2579" meta:non-whitespace-character-count="2151"/>
  </office:meta>
</office:document-meta>
</file>